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Text_20_body" style:list-style-name="List_20_1"/>
    <style:style style:name="P3" style:family="paragraph" style:parent-style-name="TODO" style:list-style-name="List_20_1"/>
    <style:style style:name="P4"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ron,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can. <text:s/>This might explain existence of a few <text:soft-page-break/>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section>
      <text:section text:style-name="Sect2" text:name="Section2">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 and Parametadivisions</text:h>
        <text:list xml:id="list1347849130" text:style-name="List_20_1">
          <text:list-item>
            <text:p text:style-name="P3"><text:span text:style-name="Inline_20_Heading">1</text:span><text:span text:style-name="Inline_20_Heading"><text:span text:style-name="T2">st</text:span></text:span><text:span text:style-name="Inline_20_Heading"> Division—Anchor:</text:span> TODO</text:p>
          </text:list-item>
          <text:list-item>
            <text:p text:style-name="P3"><text:span text:style-name="Inline_20_Heading">2</text:span><text:span text:style-name="Inline_20_Heading"><text:span text:style-name="T2">nd</text:span></text:span><text:span text:style-name="Inline_20_Heading"> Division—Arrow:</text:span> TODO</text:p>
          </text:list-item>
          <text:list-item>
            <text:p text:style-name="P3"><text:span text:style-name="Inline_20_Heading">3</text:span><text:span text:style-name="Inline_20_Heading"><text:span text:style-name="T2">rd</text:span></text:span><text:span text:style-name="Inline_20_Heading"> Division—Apple:</text:span> TODO</text:p>
          </text:list-item>
          <text:list-item>
            <text:p text:style-name="P3"><text:span text:style-name="Inline_20_Heading">4</text:span><text:span text:style-name="Inline_20_Heading"><text:span text:style-name="T2">th</text:span></text:span><text:span text:style-name="Inline_20_Heading"> Division—Archway:</text:span> TODO</text:p>
          </text:list-item>
          <text:list-item>
            <text:p text:style-name="P3"><text:span text:style-name="Inline_20_Heading">5</text:span><text:span text:style-name="Inline_20_Heading"><text:span text:style-name="T2">th</text:span></text:span><text:span text:style-name="Inline_20_Heading"> Division—Anvil:</text:span> TODO</text:p>
          </text:list-item>
        </text:list>
        <text:p text:style-name="TODO"/>
        <text:list xml:id="list985352708" text:continue-numbering="true" text:style-name="List_20_1">
          <text:list-item>
            <text:p text:style-name="P3"><text:span text:style-name="Inline_20_Heading">Division by Zero:</text:span> TODO</text:p>
          </text:list-item>
          <text:list-item>
            <text:p text:style-name="P3"><text:span text:style-name="Inline_20_Heading">Division of Labor:</text:span> TODO</text:p>
          </text:list-item>
          <text:list-item>
            <text:p text:style-name="P3"><text:span text:style-name="Inline_20_Heading">The Indivisibles:</text:span> TODO</text:p>
          </text:list-item>
          <text:list-item>
            <text:p text:style-name="P3"><text:span text:style-name="Inline_20_Heading">The Sub-Division:</text:span> TODO</text:p>
          </text:list-item>
        </text:list>
        <text:h text:style-name="Heading_20_2" text:outline-level="2">Motivation</text:h>
        <text:p text:style-name="Text_20_body">Choose a driving goal of mystery and fable for your character.</text:p>
        <text:h text:style-name="Heading_20_2" text:outline-level="2">Virtues</text:h>
        <text:list xml:id="list1289002726" text:continue-numbering="true" text:style-name="List_20_1">
          <text:list-item>
            <text:p text:style-name="P2"><text:span text:style-name="Inline_20_Heading">Compassion</text:span>—Empathy and forgiveness.</text:p>
          </text:list-item>
          <text:list-item>
            <text:p text:style-name="P2"><text:span text:style-name="Inline_20_Heading">Conviction</text:span>—Emotional endurance.</text:p>
          </text:list-item>
          <text:list-item>
            <text:p text:style-name="P2"><text:span text:style-name="Inline_20_Heading">Temperance</text:span>—Self-control and clear-headedness.</text:p>
          </text:list-item>
          <text:list-item>
            <text:p text:style-name="P2"><text:span text:style-name="Inline_20_Heading">Valor</text:span>—Courage and bravery.</text:p>
          </text:list-item>
        </text:list>
        <text:h text:style-name="Heading_20_2" text:outline-level="2"><text:soft-page-break/>Backgrounds</text:h>
        <text:list xml:id="list166226333" text:continue-numbering="true" text:style-name="List_20_1">
          <text:list-item>
            <text:p text:style-name="P2"><text:span text:style-name="Inline_20_Heading">Allies</text:span>—Aides and friends who help in tasks.</text:p>
          </text:list-item>
          <text:list-item>
            <text:p text:style-name="P2"><text:span text:style-name="Inline_20_Heading">Artifact</text:span>—Wondrous devices of the First Age.</text:p>
          </text:list-item>
          <text:list-item>
            <text:p text:style-name="P2"><text:span text:style-name="Inline_20_Heading">Backing</text:span>—Standing and rank in an organization of power and influence.</text:p>
          </text:list-item>
          <text:list-item>
            <text:p text:style-name="P2"><text:span text:style-name="Inline_20_Heading">Contacts</text:span>—Information sources and people in useful places.</text:p>
          </text:list-item>
          <text:list-item>
            <text:p text:style-name="P2"><text:span text:style-name="Inline_20_Heading">Cult</text:span>—Mortals whom you have persuaded to worship something (ideally not you).</text:p>
          </text:list-item>
          <text:list-item>
            <text:p text:style-name="P2"><text:span text:style-name="Inline_20_Heading">Echoes</text:span>—Fragments of the memories of dead Exalted.</text:p>
          </text:list-item>
          <text:list-item>
            <text:p text:style-name="P2"><text:span text:style-name="Inline_20_Heading">Familiar</text:span>—An animal companion.</text:p>
          </text:list-item>
          <text:list-item>
            <text:p text:style-name="P2"><text:span text:style-name="Inline_20_Heading">Followers</text:span>—Mortals who look to you for leadership.</text:p>
          </text:list-item>
          <text:list-item>
            <text:p text:style-name="P2"><text:span text:style-name="Inline_20_Heading">Influence</text:span>—Your pull in the world around you.</text:p>
          </text:list-item>
          <text:list-item>
            <text:p text:style-name="P2"><text:span text:style-name="Inline_20_Heading">Manse</text:span>—A construction or area of power and Essence.</text:p>
          </text:list-item>
          <text:list-item>
            <text:p text:style-name="P2"><text:span text:style-name="Inline_20_Heading">Mentor</text:span>—A teacher and instructor.</text:p>
          </text:list-item>
          <text:list-item>
            <text:p text:style-name="P2"><text:span text:style-name="Inline_20_Heading">Pineal Gland</text:span>—A mystical connection to the will of Eris.</text:p>
          </text:list-item>
          <text:list-item>
            <text:p text:style-name="P2"><text:span text:style-name="Inline_20_Heading">Resources</text:span>—Material goods and money.</text:p>
          </text:list-item>
        </text:list>
        <text:p text:style-name="Text_20_body"><draw:frame draw:style-name="fr1" draw:name="Frame1" text:anchor-type="char" fo:min-width="1.071cm" draw:z-index="0"><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5T17:10:05</dc:date>
    <meta:editing-duration>PT01H32M52S</meta:editing-duration>
    <meta:editing-cycles>21</meta:editing-cycles>
    <meta:generator>OpenOffice.org/3.2$Unix OpenOffice.org_project/320m12$Build-9483</meta:generator>
    <meta:document-statistic meta:table-count="1" meta:image-count="1" meta:object-count="0" meta:page-count="4" meta:paragraph-count="91" meta:word-count="1106" meta:character-count="667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